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591cm" fo:margin-left="0.11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19.394cm"/>
    </style:style>
    <style:style style:name="Tabla1.B" style:family="table-column">
      <style:table-column-properties style:column-width="7.1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50467" officeooo:paragraph-rsid="00150467"/>
    </style:style>
    <style:style style:name="P2" style:family="paragraph" style:parent-style-name="Preformatted_20_Text">
      <style:text-properties officeooo:rsid="00150467" officeooo:paragraph-rsid="001849fe"/>
    </style:style>
    <style:style style:name="P3" style:family="paragraph" style:parent-style-name="Preformatted_20_Text">
      <style:text-properties officeooo:rsid="00150467" officeooo:paragraph-rsid="0025d97e"/>
    </style:style>
    <style:style style:name="P4" style:family="paragraph" style:parent-style-name="Preformatted_20_Text">
      <style:text-properties officeooo:rsid="00150467" officeooo:paragraph-rsid="002bf865"/>
    </style:style>
    <style:style style:name="P5" style:family="paragraph" style:parent-style-name="Preformatted_20_Text">
      <style:text-properties style:font-name="Liberation Mono" fo:font-size="10pt" officeooo:rsid="00150467" officeooo:paragraph-rsid="00150467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150467" officeooo:paragraph-rsid="001849fe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50467" officeooo:paragraph-rsid="002bf865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text-properties officeooo:rsid="001aba07" officeooo:paragraph-rsid="001aba07"/>
    </style:style>
    <style:style style:name="P9" style:family="paragraph" style:parent-style-name="Preformatted_20_Text">
      <style:text-properties officeooo:rsid="002873f5" officeooo:paragraph-rsid="002873f5"/>
    </style:style>
    <style:style style:name="P10" style:family="paragraph" style:parent-style-name="Preformatted_20_Text">
      <style:text-properties officeooo:rsid="002888e6" officeooo:paragraph-rsid="002888e6"/>
    </style:style>
    <style:style style:name="P11" style:family="paragraph" style:parent-style-name="Preformatted_20_Text">
      <style:text-properties officeooo:rsid="0029692f" officeooo:paragraph-rsid="0029692f"/>
    </style:style>
    <style:style style:name="P12" style:family="paragraph" style:parent-style-name="Preformatted_20_Text">
      <style:text-properties officeooo:rsid="002df490" officeooo:paragraph-rsid="002df490"/>
    </style:style>
    <style:style style:name="P13" style:family="paragraph" style:parent-style-name="Preformatted_20_Text">
      <style:text-properties officeooo:rsid="00317917" officeooo:paragraph-rsid="00317917"/>
    </style:style>
    <style:style style:name="P14" style:family="paragraph" style:parent-style-name="Preformatted_20_Text">
      <style:text-properties officeooo:paragraph-rsid="0036dd7b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weight="bold" officeooo:rsid="003034d2" officeooo:paragraph-rsid="003034d2" style:font-weight-asian="bold" style:font-weight-complex="bold"/>
    </style:style>
    <style:style style:name="P17" style:family="paragraph" style:parent-style-name="Preformatted_20_Text">
      <style:text-properties officeooo:rsid="0036dd7b" officeooo:paragraph-rsid="0036dd7b"/>
    </style:style>
    <style:style style:name="P18" style:family="paragraph" style:parent-style-name="Table_20_Contents">
      <style:text-properties style:font-name="Liberation Mono" fo:font-size="10pt" officeooo:rsid="001849fe" officeooo:paragraph-rsid="001849fe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0pt" officeooo:rsid="001849fe" officeooo:paragraph-rsid="001849fe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9ca22" officeooo:paragraph-rsid="0019ca22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9ca22" officeooo:paragraph-rsid="00243a28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c61e1" officeooo:paragraph-rsid="001c61e1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c7478" officeooo:paragraph-rsid="001c7478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237d5" officeooo:paragraph-rsid="002237d5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43023" officeooo:paragraph-rsid="00243023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232a58" officeooo:paragraph-rsid="0025d97e" style:font-name-asian="Nimbus Mono L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5d97e" officeooo:paragraph-rsid="00232a58" style:font-name-asian="Nimbus Mono L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5d97e" officeooo:paragraph-rsid="0025d97e" style:font-name-asian="Nimbus Mono L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25e2a1" officeooo:paragraph-rsid="0025e2a1" style:font-name-asian="Nimbus Mono L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27399d" officeooo:paragraph-rsid="0027399d" style:font-name-asian="Nimbus Mono L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74abb" officeooo:paragraph-rsid="00274abb" style:font-name-asian="Nimbus Mono L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2b6f5e" officeooo:paragraph-rsid="002b6f5e" style:font-name-asian="Nimbus Mono L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2bf865" officeooo:paragraph-rsid="002bf865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36dd7b" officeooo:paragraph-rsid="0036dd7b" style:font-name-asian="Nimbus Mono L" style:font-size-asian="10pt" style:font-name-complex="Liberation Mono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Mono" fo:font-size="10pt" officeooo:rsid="00378164" officeooo:paragraph-rsid="00378164" style:font-name-asian="Nimbus Mono L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378164" officeooo:paragraph-rsid="00378164" style:font-name-asian="Nimbus Mono L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3b3303" officeooo:paragraph-rsid="003b3303" style:font-name-asian="Nimbus Mono L" style:font-size-asian="10pt" style:font-name-complex="Liberation Mono" style:font-size-complex="10pt"/>
    </style:style>
    <style:style style:name="P38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officeooo:paragraph-rsid="0036dd7b"/>
    </style:style>
    <style:style style:name="T1" style:family="text">
      <style:text-properties officeooo:rsid="001aba07"/>
    </style:style>
    <style:style style:name="T2" style:family="text">
      <style:text-properties officeooo:rsid="001b71cc"/>
    </style:style>
    <style:style style:name="T3" style:family="text">
      <style:text-properties officeooo:rsid="001e6c8b"/>
    </style:style>
    <style:style style:name="T4" style:family="text">
      <style:text-properties officeooo:rsid="00206b05"/>
    </style:style>
    <style:style style:name="T5" style:family="text">
      <style:text-properties officeooo:rsid="0019ca22"/>
    </style:style>
    <style:style style:name="T6" style:family="text">
      <style:text-properties officeooo:rsid="00243023"/>
    </style:style>
    <style:style style:name="T7" style:family="text">
      <style:text-properties officeooo:rsid="00150467"/>
    </style:style>
    <style:style style:name="T8" style:family="text">
      <style:text-properties officeooo:rsid="00274abb"/>
    </style:style>
    <style:style style:name="T9" style:family="text">
      <style:text-properties officeooo:rsid="002bf865"/>
    </style:style>
    <style:style style:name="T10" style:family="text">
      <style:text-properties officeooo:rsid="002df490"/>
    </style:style>
    <style:style style:name="T11" style:family="text">
      <style:text-properties officeooo:rsid="002f2f26"/>
    </style:style>
    <style:style style:name="T12" style:family="text">
      <style:text-properties officeooo:rsid="00317917"/>
    </style:style>
    <style:style style:name="T13" style:family="text">
      <style:text-properties officeooo:rsid="0031e810"/>
    </style:style>
    <style:style style:name="T14" style:family="text">
      <style:text-properties officeooo:rsid="0035dda2"/>
    </style:style>
    <style:style style:name="T15" style:family="text">
      <style:text-properties officeooo:rsid="0035ec11"/>
    </style:style>
    <style:style style:name="T16" style:family="text">
      <style:text-properties officeooo:rsid="0036dd7b"/>
    </style:style>
    <style:style style:name="T17" style:family="text">
      <style:text-properties officeooo:rsid="00378164"/>
    </style:style>
    <style:style style:name="T18" style:family="text">
      <style:text-properties officeooo:rsid="0037fd02"/>
    </style:style>
    <style:style style:name="T19" style:family="text">
      <style:text-properties officeooo:rsid="003a9ab3"/>
    </style:style>
    <style:style style:name="T20" style:family="text">
      <style:text-properties officeooo:rsid="003b3303"/>
    </style:style>
    <style:style style:name="T21" style:family="text">
      <style:text-properties officeooo:rsid="003c0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reformatted_20_Text">*************************************</text:p>
      <text:p text:style-name="Preformatted_20_Text">Administración de sistemas avanzada </text:p>
      <text:p text:style-name="Preformatted_20_Text">Trabajo práctico grupal </text:p>
      <text:p text:style-name="Preformatted_20_Text">Entrega obligatoria para cursado</text:p>
      <text:p text:style-name="Preformatted_20_Text">*************************************</text:p>
      <text:p text:style-name="Preformatted_20_Text"/>
      <text:p text:style-name="P16">Integrantes: Cristian Celescinco – Christian Ruggeri</text:p>
      <text:p text:style-name="Preformatted_20_Text"/>
      <text:p text:style-name="Preformatted_20_Text">Condiciones: </text:p>
      <text:p text:style-name="Preformatted_20_Text">------------</text:p>
      <text:p text:style-name="Preformatted_20_Text">El siguiente trabajo pueden entregarse hasta el 31/10. </text:p>
      <text:p text:style-name="Preformatted_20_Text">Deberá realizarse en grupos de no mas de cuatro personas y no menos de dos. </text:p>
      <text:p text:style-name="Preformatted_20_Text"/>
      <text:p text:style-name="Preformatted_20_Text">Descripción:</text:p>
      <text:p text:style-name="Preformatted_20_Text">------------ </text:p>
      <text:p text:style-name="Preformatted_20_Text">Elija un script de al menos 100 líneas contenido en el paquete mdadm ó en el</text:p>
      <text:p text:style-name="Preformatted_20_Text">paquete lvm2. Analice el script y responda las preguntas. </text:p>
      <text:p text:style-name="Preformatted_20_Text"/>
      <text:p text:style-name="Preformatted_20_Text">La siguiente línea puede ser de _ayuda_ para encontrar los scripts. Para el</text:p>
      <text:p text:style-name="Preformatted_20_Text">caso de lvm2 reemplace donde corresponda: </text:p>
      <text:p text:style-name="Preformatted_20_Text"/>
      <text:p text:style-name="Preformatted_20_Text">for i in `dpkg -L mdadm`;do file $i ;done |egrep 'shell|text' |grep -v doc |cut -f1 -d: |xargs wc -l |sort -n</text:p>
      <text:p text:style-name="Preformatted_20_Text"/>
      <text:p text:style-name="P14"/>
      <text:p text:style-name="P14">Evaluación:</text:p>
      <text:p text:style-name="P14">===========</text:p>
      <text:p text:style-name="P39">Entrega grupal (documentar las respuestas por escrito), evaluación individual y grupal. <text:s/></text:p>
      <text:p text:style-name="Preformatted_20_Text"/>
      <text:p text:style-name="P38">Cuestionario:</text:p>
      <text:p text:style-name="Preformatted_20_Text"/>
      <text:p text:style-name="P9"><text:span text:style-name="T12">Para la realización del siguiente trabajo práctico s</text:span>e <text:span text:style-name="T12">e</text:span>ligi<text:span text:style-name="T13">ó</text:span> el script lvmconf, <text:span text:style-name="T12">perteneciente al paquete lvm2 destinado a la administración de volúmenes lógicos en entornos GNU/Linux</text:span>.</text:p>
      <text:p text:style-name="P9"/>
      <text:p text:style-name="P15">¿Cuál es la funcionalidad del script?</text:p>
      <text:p text:style-name="P13"/>
      <text:p text:style-name="P9">La <text:span text:style-name="T12">f</text:span>uncionalidad del <text:span text:style-name="T12">s</text:span>cript “<text:span text:style-name="T12">lvmconf”</text:span> es modificar el archivo de configuración del lvm, con el ingreso de nuevos argumentos (<text:span text:style-name="T12">p</text:span>ar<text:span text:style-name="T12">á</text:span>metros) de acuerdo a las necesidades del administrador <text:span text:style-name="T12">o bien inicializándolo con valores por defecto. A su vez, verifica la consistencia de cada argumento para la generación del mismo</text:span>.</text:p>
      <text:p text:style-name="P8"><text:soft-page-break/></text:p>
      <text:p text:style-name="P15">¿Quién es el/la/l@s usuarios destinatarios del script?</text:p>
      <text:p text:style-name="Preformatted_20_Text"/>
      <text:p text:style-name="P9">Los destinatarios del scrip<text:span text:style-name="T13">t</text:span> <text:span text:style-name="T13">son</text:span> los <text:span text:style-name="T14">usuarios/</text:span>administradores de lvm2.<text:span text:style-name="T14">Para el caso de los usuarios novatos, les permitirá <text:s text:c="2"/>conseguir una configuración estándar para comenzar a utilizar volúmenes lógicos; y para el caso de los administradores avanzados éstos podrán realizar configuraciones más específicas como lo son la creación de clústers.</text:span></text:p>
      <text:p text:style-name="Preformatted_20_Text"/>
      <text:p text:style-name="P15">¿Qué shell se utiliza para el script?</text:p>
      <text:p text:style-name="Preformatted_20_Text"/>
      <text:p text:style-name="P9">El shell utilizado por el script “<text:span text:style-name="T14">lvmconf” </text:span>es <text:span text:style-name="T14">b</text:span>ash.</text:p>
      <text:p text:style-name="Preformatted_20_Text"/>
      <text:p text:style-name="P15">¿Existe algún tipo de modularización? (funciones o llamadas a otros scripts) </text:p>
      <text:p text:style-name="Preformatted_20_Text"/>
      <text:p text:style-name="P12">Es este sc<text:span text:style-name="T15">r</text:span>ipt contiene dos funciones de control <text:span text:style-name="T11">y otra de información sobre el uso en caso de error con los parametros ingresados.</text:span>; y ninguna llamada a otro scrip.</text:p>
      <text:p text:style-name="Preformatted_20_Text"/>
      <text:p text:style-name="Preformatted_20_Text"/>
      <text:p text:style-name="P15">¿Cuál es la licencia?</text:p>
      <text:p text:style-name="Preformatted_20_Text"/>
      <text:p text:style-name="P9"><text:span text:style-name="T15">El script e</text:span>st<text:span text:style-name="T15">á</text:span> sujet<text:span text:style-name="T15">o</text:span> a la licencia GNU <text:span text:style-name="T10">GPL </text:span>v2.</text:p>
      <text:p text:style-name="Preformatted_20_Text"/>
      <text:p text:style-name="P15">¿Quién es el/la/l@s autor/a/es/s del script?</text:p>
      <text:p text:style-name="Preformatted_20_Text"/>
      <text:p text:style-name="P11">El auto<text:span text:style-name="T10">r</text:span> no esta documentado, ya que pertence a un proyecto de la empresa REDHA<text:span text:style-name="T10">T, quien es la que posee los derechos</text:span>.</text:p>
      <text:p text:style-name="Preformatted_20_Text"/>
      <text:p text:style-name="P15">¿Existe alguna porción del script que le parezca re-utilizable?</text:p>
      <text:p text:style-name="Preformatted_20_Text"/>
      <text:p text:style-name="P12">No consideramos que ninguna porci<text:span text:style-name="T16">ó</text:span>n de codigo pueda ser reutilizada en otro scrip<text:span text:style-name="T16">t</text:span>, ya que el mismo es muy personalizado para la edición de el archivo de configuracion de lvm. <text:span text:style-name="T16">Por otra parte, plantea </text:span>buenas ideas <text:span text:style-name="T16">para el </text:span>control de <text:span text:style-name="T16">verificación y</text:span> modificación de archivos <text:span text:style-name="T16">que podría</text:span> ser utilizado en otros sripts</text:p>
      <text:p text:style-name="Preformatted_20_Text"/>
      <text:p text:style-name="P15">¿Qué verificaciones previas a la ejecución de la función principal realiza?</text:p>
      <text:p text:style-name="Preformatted_20_Text"/>
      <text:p text:style-name="P10">Como el script utiliza argumentos para funcionar, verifica que los mismos sean correctos, luego verifica <text:span text:style-name="T11">l</text:span>a existencia de <text:span text:style-name="T16">las rutas y de </text:span>los archivos pasado<text:span text:style-name="T16">s</text:span> por argumento. En ambos caso<text:span text:style-name="T16">s</text:span>, si existe error llama una función de uso <text:span text:style-name="T16">para explicar sobre su uso.</text:span></text:p>
      <text:p text:style-name="Preformatted_20_Text"/>
      <text:p text:style-name="Preformatted_20_Text"/>
      <text:p text:style-name="P17">A continuación presentaremos el script de lvmconf en una tabla de dos columnas, a fin de documentar a la derecha una breve reseña del comportamiento del script</text:p>
      <text:p text:style-name="Preformatted_20_Text"/>
      <text:p text:style-name="Preformatted_20_Text"/>
      <text:p text:style-name="Preformatted_20_Text"><text:soft-page-break/>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#!/bin/bash</text:p>
            <text:p text:style-name="P1">#</text:p>
            <text:p text:style-name="P1"># Copyright (C) 2004-2009 Red Hat, Inc. All rights reserved.</text:p>
            <text:p text:style-name="P1">#</text:p>
            <text:p text:style-name="P1"># This file is part of the lvm2 package.</text:p>
            <text:p text:style-name="P1">#</text:p>
            <text:p text:style-name="P1"># This copyrighted material is made available to anyone wishing to use,</text:p>
            <text:p text:style-name="P1"># modify, copy, or redistribute it subject to the terms and conditions</text:p>
            <text:p text:style-name="P1"># of the GNU General Public License v.2.</text:p>
            <text:p text:style-name="P1">#</text:p>
            <text:p text:style-name="P1"># You should have received a copy of the GNU General Public License</text:p>
            <text:p text:style-name="P1"># along with this program; if not, write to the Free Software Foundation,</text:p>
            <text:p text:style-name="P1"># Inc., 59 Temple Place, Suite 330, Boston, MA <text:s/>02111-1307 <text:s/>USA</text:p>
            <text:p text:style-name="P1"/>
            <text:p text:style-name="P1">#</text:p>
            <text:p text:style-name="P1"># Edit an lvm.conf file to adjust various properties</text:p>
            <text:p text:style-name="P5">#</text:p>
          </table:table-cell>
          <table:table-cell table:style-name="Tabla1.B1" office:value-type="string">
            <text:p text:style-name="P34">Encabezado</text:p>
          </table:table-cell>
        </table:table-row>
        <table:table-row table:style-name="Tabla1.2">
          <table:table-cell table:style-name="Tabla1.A2" office:value-type="string">
            <text:p text:style-name="P1">function usage</text:p>
            <text:p text:style-name="P1">{</text:p>
            <text:p text:style-name="P1"><text:s text:c="4"/>echo "usage: $0 &lt;command&gt;"</text:p>
            <text:p text:style-name="P1"><text:s text:c="4"/>echo ""</text:p>
            <text:p text:style-name="P1"><text:s text:c="4"/>echo "Commands:"</text:p>
            <text:p text:style-name="P1"><text:s text:c="4"/>echo "Enable clvm: <text:s/>--enable-cluster [--lockinglibdir &lt;dir&gt;] [--lockinglib &lt;lib&gt;]"</text:p>
            <text:p text:style-name="P1"><text:s text:c="4"/>echo "Disable clvm: --disable-cluster"</text:p>
            <text:p text:style-name="P1"><text:s text:c="4"/>echo "Set locking library: --lockinglibdir &lt;dir&gt; [--lockinglib &lt;lib&gt;]"</text:p>
            <text:p text:style-name="P1"><text:s text:c="4"/>echo ""</text:p>
            <text:p text:style-name="P1"><text:s text:c="4"/>echo "Global options:"</text:p>
            <text:p text:style-name="P1"><text:s text:c="4"/>echo "Config file location: --file &lt;configfile&gt;"</text:p>
            <text:p text:style-name="P1"><text:s text:c="4"/>echo ""</text:p>
            <text:p text:style-name="P5"/>
          </table:table-cell>
          <table:table-cell table:style-name="Tabla1.B2" office:value-type="string">
            <text:p text:style-name="P19">Función de uso, donde nos explica cuales son los par<text:span text:style-name="T17">á</text:span>metros que debemos informar.</text:p>
            <text:p text:style-name="P19"/>
            <text:p text:style-name="P35">Es llamada cuando surge un error en los argumentos ingresados.</text:p>
            <text:p text:style-name="P19"/>
          </table:table-cell>
        </table:table-row>
        <table:table-row>
          <table:table-cell table:style-name="Tabla1.A2" office:value-type="string">
            <text:p text:style-name="P1">function parse_args</text:p>
            <text:p text:style-name="P1">{</text:p>
            <text:p text:style-name="P1"><text:s text:c="4"/>while [ -n "$1" ]; do</text:p>
            <text:p text:style-name="P1"><text:s text:c="8"/>case $1 in</text:p>
            <text:p text:style-name="P1"><text:s text:c="12"/>--enable-cluster)</text:p>
            <text:p text:style-name="P1"><text:s text:c="16"/>LOCKING_TYPE=3</text:p>
            <text:p text:style-name="P1"><text:s text:c="16"/>shift</text:p>
            <text:p text:style-name="P1"><text:soft-page-break/><text:s text:c="16"/>;;</text:p>
            <text:p text:style-name="P1"><text:s text:c="12"/>--disable-cluster)</text:p>
            <text:p text:style-name="P1"><text:s text:c="16"/>LOCKING_TYPE=1</text:p>
            <text:p text:style-name="P1"><text:s text:c="16"/>shift</text:p>
            <text:p text:style-name="P1"><text:s text:c="16"/>;;</text:p>
            <text:p text:style-name="P1"><text:s text:c="12"/>--lockinglibdir)</text:p>
            <text:p text:style-name="P1"><text:s text:c="16"/>if [ -n "$2" ]; then</text:p>
            <text:p text:style-name="P1"><text:s text:c="20"/>LOCKINGLIBDIR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--lockinglib)</text:p>
            <text:p text:style-name="P1"><text:s text:c="16"/>if [ -n "$2" ]; then</text:p>
            <text:p text:style-name="P1"><text:s text:c="20"/>LOCKINGLIB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--file)</text:p>
            <text:p text:style-name="P1"><text:s text:c="16"/>if [ -n "$2" ]; then</text:p>
            <text:p text:style-name="P1"><text:s text:c="20"/>CONFIGFILE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*)</text:p>
            <text:p text:style-name="P1"><text:s text:c="16"/>usage</text:p>
            <text:p text:style-name="P1"><text:s text:c="16"/>exit 1</text:p>
            <text:p text:style-name="P1"><text:s text:c="8"/>esac</text:p>
            <text:p text:style-name="P1"><text:s text:c="4"/>done</text:p>
            <text:p text:style-name="P5">}</text:p>
          </table:table-cell>
          <table:table-cell table:style-name="Tabla1.B8" office:value-type="string">
            <text:p text:style-name="P18">Función <text:span text:style-name="T17">que</text:span> verifica los valo<text:span text:style-name="T1">res</text:span> ingresados como <text:span text:style-name="T1">parámetros</text:span> e inicializa las variables. En caso de error, llama la función de uso y sale con un error 1.</text:p>
            <text:p text:style-name="P18"/>
            <text:p text:style-name="P36">(-n verifica el ingreso de un <text:soft-page-break/>argumento no nulo)</text:p>
          </table:table-cell>
        </table:table-row>
        <table:table-row>
          <table:table-cell table:style-name="Tabla1.A2" office:value-type="string">
            <text:p text:style-name="P2">function validate_args</text:p>
            <text:p text:style-name="P2">{</text:p>
            <text:p text:style-name="P2"><text:s text:c="4"/>[ -z "$CONFIGFILE" ] &amp;&amp; CONFIGFILE="/etc/lvm/lvm.conf"</text:p>
            <text:p text:style-name="P2"><text:soft-page-break/></text:p>
            <text:p text:style-name="P2"><text:s text:c="4"/>if [ ! -f "$CONFIGFILE" ]</text:p>
            <text:p text:style-name="P2"><text:s text:c="12"/>then</text:p>
            <text:p text:style-name="P2"><text:s text:c="12"/>echo "$CONFIGFILE does not exist"</text:p>
            <text:p text:style-name="P2"><text:s text:c="12"/>exit 10</text:p>
            <text:p text:style-name="P2"><text:s text:c="4"/>fi</text:p>
            <text:p text:style-name="P2"/>
            <text:p text:style-name="P2"><text:s text:c="4"/>if [ -z "$LOCKING_TYPE" ] &amp;&amp; [ -z "$LOCKINGLIBDIR" ]; then</text:p>
            <text:p text:style-name="P2"><text:s text:c="8"/>usage</text:p>
            <text:p text:style-name="P2"><text:s text:c="8"/>exit 1</text:p>
            <text:p text:style-name="P2"><text:s text:c="4"/>fi</text:p>
            <text:p text:style-name="P2"/>
            <text:p text:style-name="P2"><text:s text:c="4"/>if [ -n "$LOCKINGLIBDIR" ]; then</text:p>
            <text:p text:style-name="P2"/>
            <text:p text:style-name="P2"><text:s text:c="8"/>if [ "${LOCKINGLIBDIR:0:1}" != "/" ]</text:p>
            <text:p text:style-name="P2"><text:s text:c="12"/>then</text:p>
            <text:p text:style-name="P2"><text:s text:c="12"/>echo "Prefix must be an absolute path name (starting with a /)"</text:p>
            <text:p text:style-name="P2"><text:s text:c="12"/>exit 12</text:p>
            <text:p text:style-name="P2"><text:s text:c="8"/>fi</text:p>
            <text:p text:style-name="P2"/>
            <text:p text:style-name="P2"><text:s text:c="8"/>if [ -n "$LOCKINGLIB" ] &amp;&amp; [ ! -f "$LOCKINGLIBDIR/$LOCKINGLIB" ]</text:p>
            <text:p text:style-name="P2"><text:s text:c="12"/>then</text:p>
            <text:p text:style-name="P2"><text:s text:c="12"/>echo "$LOCKINGLIBDIR/$LOCKINGLIB does not exist, did you do a \"make install\" ?"</text:p>
            <text:p text:style-name="P2"><text:s text:c="12"/>exit 11</text:p>
            <text:p text:style-name="P2"><text:s text:c="8"/>fi</text:p>
            <text:p text:style-name="P2"/>
            <text:p text:style-name="P2"><text:s text:c="4"/>fi</text:p>
            <text:p text:style-name="P2"/>
            <text:p text:style-name="P2"><text:s text:c="4"/>if [ "$LOCKING_TYPE" = "1" ] &amp;&amp; [ -n "$LOCKINGLIBDIR" -o -n "$LOCKINGLIB" ]; then</text:p>
            <text:p text:style-name="P2"><text:tab/>echo "Superfluous locking lib parameter, ignoring"</text:p>
            <text:p text:style-name="P2"><text:s text:c="4"/>fi</text:p>
            <text:p text:style-name="P6">}</text:p>
          </table:table-cell>
          <table:table-cell table:style-name="Tabla1.B8" office:value-type="string">
            <text:p text:style-name="P20">Función de validación de los argumentos</text:p>
            <text:p text:style-name="P20"/>
            <text:p text:style-name="P21"><text:soft-page-break/><text:span text:style-name="T17">(</text:span>-<text:span text:style-name="T2">z verifica si la longitud de cadena es nulo.)</text:span></text:p>
            <text:p text:style-name="P21"/>
            <text:p text:style-name="P22">Si $CONFIGFILE es vac<text:span text:style-name="T17">í</text:span>o, se le asigna la ruta por defecto.</text:p>
            <text:p text:style-name="P22"/>
            <text:p text:style-name="P22">Si <text:span text:style-name="T17">el archivo indicado en</text:span> $CONFIGFILE no existe, sale con error 10.</text:p>
            <text:p text:style-name="P22"/>
            <text:p text:style-name="P22">Si <text:span text:style-name="T17">$</text:span>LOCKING_TYPE y <text:span text:style-name="T17">$</text:span>LOCKINGLIBDIR son vac<text:span text:style-name="T17">í</text:span>os, llama a la funci<text:span text:style-name="T17">ó</text:span>n de uso y sale con error 1.</text:p>
            <text:p text:style-name="P22"/>
            <text:p text:style-name="P23">Luego <text:span text:style-name="T17">v</text:span>erifica que <text:span text:style-name="T17">$</text:span>LOCKINGLIBDIR sea un directorio absoluto, en caso contrario sale con error 12.</text:p>
            <text:p text:style-name="P23"/>
            <text:p text:style-name="P23"/>
            <text:p text:style-name="P23"><text:span text:style-name="T3">Posteriormente verifica que la variable</text:span> <text:span text:style-name="T17">$</text:span>LOCKINGLIB <text:span text:style-name="T3">no este vacía y que sea un archivo, en caso contrario devuelve error 11</text:span></text:p>
            <text:p text:style-name="P23"/>
            <text:p text:style-name="P23"/>
            <text:p text:style-name="P23">Si <text:span text:style-name="T17">$</text:span>LOCKING_TYPE <text:span text:style-name="T17">e</text:span>s <text:span text:style-name="T17">1</text:span> (<text:span text:style-name="T17">c</text:span>luster desactivado) <text:span text:style-name="T4">verifica que</text:span> <text:span text:style-name="T17">$</text:span>LOCKINGLIB<text:span text:style-name="T4">DIR</text:span> <text:span text:style-name="T6">o $</text:span>LOCKINGLIB <text:span text:style-name="T4">no sean vacíos, devuelve el mensaje: </text:span></text:p>
            <text:p text:style-name="P25">Ignora por ser redundante los par<text:span text:style-name="T18">á</text:span>metros...</text:p>
            <text:p text:style-name="P22"/>
            <text:p text:style-name="P22"/>
          </table:table-cell>
        </table:table-row>
        <table:table-row>
          <table:table-cell table:style-name="Tabla1.A2" office:value-type="string">
            <text:p text:style-name="P1">umask 0077</text:p>
            <text:p text:style-name="P1">parse_args "$@"</text:p>
            <text:p text:style-name="P1">validate_args</text:p>
            <text:p text:style-name="P1">SCRIPTFILE=/etc/lvm/.lvmconf-script.tmp</text:p>
            <text:p text:style-name="P5">TMPFILE=/etc/lvm/.lvmconf-tmp.tmp</text:p>
          </table:table-cell>
          <table:table-cell table:style-name="Tabla1.B8" office:value-type="string">
            <text:p text:style-name="P24">Con umask 0077 quitamos los permisos al grupo y otros de los nuevos archivos que se crean durante la ejecución del scrip<text:span text:style-name="T18">t</text:span>. Luego l<text:span text:style-name="T5">lama a las dos funciones anteriores <text:s/>y crea los archivos temporales necesarios.</text:span></text:p>
          </table:table-cell>
        </table:table-row>
        <text:soft-page-break/>
        <table:table-row>
          <table:table-cell table:style-name="Tabla1.A2" office:value-type="string">
            <text:p text:style-name="P3"># Flags so we know which parts of the file we can replace and which need</text:p>
            <text:p text:style-name="P3"># adding. These are return codes from grep, so zero means it IS present!</text:p>
            <text:p text:style-name="P3">have_type=1</text:p>
            <text:p text:style-name="P3">have_dir=1</text:p>
            <text:p text:style-name="P3">have_library=1</text:p>
            <text:p text:style-name="P3">have_global=1</text:p>
            <text:p text:style-name="P3"/>
            <text:p text:style-name="P3">grep -q '^[[:blank:]]*locking_type[[:blank:]]*=' $CONFIGFILE</text:p>
            <text:p text:style-name="P3">have_type=$?</text:p>
            <text:p text:style-name="P3"/>
            <text:p text:style-name="P3">grep -q '^[[:blank:]]*library_dir[[:blank:]]*=' $CONFIGFILE</text:p>
            <text:p text:style-name="P3">have_dir=$?</text:p>
            <text:p text:style-name="P3"/>
            <text:p text:style-name="P3">grep -q '^[[:blank:]]*locking_library[[:blank:]]*=' $CONFIGFILE</text:p>
            <text:p text:style-name="P3">have_library=$?</text:p>
            <text:p text:style-name="P3"/>
            <text:p text:style-name="P3"># Those options are in section "global {" so we must have one if any are present.</text:p>
            <text:p text:style-name="P3">if [ "$have_type" = "0" -o "$have_dir" = "0" -o "$have_library" = "0" ]</text:p>
            <text:p text:style-name="P3">then</text:p>
            <text:p text:style-name="P3"/>
            <text:p text:style-name="P3"><text:s text:c="4"/># See if we can find it...</text:p>
            <text:p text:style-name="P3"><text:s text:c="4"/>grep -q '^[[:blank:]]*global[[:blank:]]*{' $CONFIGFILE</text:p>
            <text:p text:style-name="P3"><text:s text:c="4"/>have_global=$?</text:p>
            <text:p text:style-name="P3"/>
            <text:p text:style-name="P3"><text:s text:c="4"/>if [ "$have_global" = "1" ] </text:p>
            <text:p text:style-name="P3"><text:tab/>then</text:p>
            <text:p text:style-name="P3"><text:tab/>echo "global keys but no 'global {' found, can't edit file"</text:p>
            <text:p text:style-name="P3"><text:tab/>exit 13</text:p>
            <text:p text:style-name="P3"><text:s text:c="4"/>fi</text:p>
            <text:p text:style-name="P3">fi</text:p>
            <text:p text:style-name="P3"/>
            <text:p text:style-name="P3">if [ "$LOCKING_TYPE" = "2" ] &amp;&amp; [ -z "$LOCKINGLIBDIR" ] &amp;&amp; [ "$have_dir" = "1" ]; then</text:p>
            <text:p text:style-name="P3"><text:tab/>echo "no library_dir specified in $CONFIGFILE"</text:p>
            <text:p text:style-name="P3"><text:tab/>exit 16</text:p>
            <text:p text:style-name="P3">fi</text:p>
          </table:table-cell>
          <table:table-cell table:style-name="Tabla1.B8" office:value-type="string">
            <text:p text:style-name="P26">Inicializa variables, para verificar la existencia de configuraciones activas dentro del <text:span text:style-name="T18">$</text:span>CONFIGFILE</text:p>
            <text:p text:style-name="P26"/>
            <text:p text:style-name="P26">Posteriormente, verifica en <text:span text:style-name="T18">$</text:span>CONFIG<text:span text:style-name="T18">FI</text:span>LE si está activa la linea locking_type, library_dir y locking_library, en tal caso va mofidicando (con 0) las variables que inicializó en el paso anterior.</text:p>
            <text:p text:style-name="P26"/>
            <text:p text:style-name="P28">Si existe al menos una de las 3 variables anteriores, verifica si existe la seccion global. En caso contrario sale con error 13.</text:p>
            <text:p text:style-name="P28"/>
            <text:p text:style-name="P28"/>
          </table:table-cell>
        </table:table-row>
        <table:table-row>
          <table:table-cell table:style-name="Tabla1.A2" office:value-type="string">
            <text:p text:style-name="P1"/>
            <text:p text:style-name="P1"># So if we don't have "global {" we need to create one and </text:p>
            <text:p text:style-name="P1"># populate it</text:p>
            <text:p text:style-name="P1"/>
            <text:p text:style-name="P1">if [ "$have_global" = "1" ]</text:p>
            <text:p text:style-name="P1">then</text:p>
            <text:p text:style-name="P1"><text:soft-page-break/><text:s text:c="4"/>if [ -z "$LOCKING_TYPE" ]; then</text:p>
            <text:p text:style-name="P1"><text:tab/>LOCKING_TYPE=1</text:p>
            <text:p text:style-name="P1"><text:s text:c="4"/>fi</text:p>
            <text:p text:style-name="P1"><text:s text:c="4"/>if [ "$LOCKING_TYPE" = "3" ] || [ "$LOCKING_TYPE" = "2" ]; then</text:p>
            <text:p text:style-name="P1"><text:s text:c="8"/>cat $CONFIGFILE - &lt;&lt;EOF &gt; $TMPFILE</text:p>
            <text:p text:style-name="P1">global {</text:p>
            <text:p text:style-name="P1"><text:s text:c="4"/># Enable locking for cluster LVM</text:p>
            <text:p text:style-name="P1"><text:s text:c="4"/>locking_type = $LOCKING_TYPE</text:p>
            <text:p text:style-name="P1"><text:s text:c="4"/>library_dir = "$LOCKINGLIBDIR"</text:p>
            <text:p text:style-name="P1">EOF</text:p>
            <text:p text:style-name="P1"><text:s text:c="8"/>if [ $? != 0 ]</text:p>
            <text:p text:style-name="P1"><text:s text:c="8"/>then</text:p>
            <text:p text:style-name="P1"><text:s text:c="4"/><text:tab/> <text:s text:c="3"/>echo "failed to create temporary config file, $CONFIGFILE not updated"</text:p>
            <text:p text:style-name="P1"><text:tab/> <text:s text:c="3"/>exit 14</text:p>
            <text:p text:style-name="P1"><text:s text:c="8"/>fi</text:p>
            <text:p text:style-name="P1"><text:tab/>if [ -n "$LOCKINGLIB" ]; then</text:p>
            <text:p text:style-name="P1"><text:tab/> <text:s text:c="3"/>cat - &lt;&lt;EOF &gt;&gt; $TMPFILE</text:p>
            <text:p text:style-name="P1"><text:s text:c="4"/>locking_library = "$LOCKINGLIB"</text:p>
            <text:p text:style-name="P1">EOF</text:p>
            <text:p text:style-name="P1"><text:s text:c="12"/>if [ $? != 0 ]</text:p>
            <text:p text:style-name="P1"><text:s text:c="12"/>then</text:p>
            <text:p text:style-name="P1"><text:tab/> <text:s text:c="7"/>echo "failed to create temporary config file, $CONFIGFILE not updated"</text:p>
            <text:p text:style-name="P1"><text:tab/> <text:s text:c="7"/>exit 16</text:p>
            <text:p text:style-name="P1"><text:s text:c="12"/>fi</text:p>
            <text:p text:style-name="P1"><text:tab/>fi</text:p>
            <text:p text:style-name="P1"><text:tab/>cat - &lt;&lt;EOF &gt;&gt; $TMPFILE</text:p>
            <text:p text:style-name="P1">}</text:p>
            <text:p text:style-name="P1">EOF</text:p>
            <text:p text:style-name="P1"><text:s text:c="4"/>fi # if we aren't setting cluster locking, we don't need to create a global section</text:p>
            <text:p text:style-name="P1"/>
            <text:p text:style-name="P1"><text:s text:c="4"/>if [ $? != 0 ]</text:p>
            <text:p text:style-name="P1"><text:s text:c="4"/>then</text:p>
            <text:p text:style-name="P1"><text:tab/>echo "failed to create temporary config file, $CONFIGFILE not updated"</text:p>
            <text:p text:style-name="P1"><text:tab/>exit 17</text:p>
            <text:p text:style-name="P1"><text:s text:c="4"/>fi</text:p>
            <text:p text:style-name="P1">else</text:p>
            <text:p text:style-name="P1"><text:s text:c="4"/>#</text:p>
            <text:p text:style-name="P1"><text:s text:c="4"/># We have a "global {" section, so add or replace the</text:p>
            <text:p text:style-name="P1"><text:s text:c="4"/># locking entries as appropriate</text:p>
            <text:p text:style-name="P1"><text:s text:c="4"/>#</text:p>
            <text:p text:style-name="P1"/>
            <text:p text:style-name="P1"><text:soft-page-break/><text:s text:c="4"/>if [ -n "$LOCKING_TYPE" ]; then</text:p>
            <text:p text:style-name="P1"><text:tab/>if [ "$have_type" = "0" ] </text:p>
            <text:p text:style-name="P1"><text:tab/>then</text:p>
            <text:p text:style-name="P1"><text:tab/> <text:s text:c="3"/>SEDCMD=" s/^[[:blank:]]*locking_type[[:blank:]]*=.*/\ \ \ \ locking_type = $LOCKING_TYPE/g"</text:p>
            <text:p text:style-name="P1"><text:tab/>else</text:p>
            <text:p text:style-name="P1"><text:tab/> <text:s text:c="3"/>SEDCMD=" /global[[:blank:]]*{/a\ \ \ \ locking_type = $LOCKING_TYPE"</text:p>
            <text:p text:style-name="P1"><text:tab/>fi</text:p>
            <text:p text:style-name="P1"><text:s text:c="4"/>fi</text:p>
            <text:p text:style-name="P1"/>
            <text:p text:style-name="P1"><text:s text:c="4"/>if [ -n "$LOCKINGLIBDIR" ]; then</text:p>
            <text:p text:style-name="P1"><text:s text:c="8"/>if [ "$have_dir" = "0" ] </text:p>
            <text:p text:style-name="P1"><text:s text:c="12"/>then</text:p>
            <text:p text:style-name="P1"><text:s text:c="12"/>SEDCMD="${SEDCMD}\ns'^[[:blank:]]*library_dir[[:blank:]]*=.*'\ \ \ \ library_dir = \"$LOCKINGLIBDIR\"'g"</text:p>
            <text:p text:style-name="P1"><text:s text:c="8"/>else</text:p>
            <text:p text:style-name="P1"><text:s text:c="12"/>SEDCMD="${SEDCMD}\n/global[[:blank:]]*{/a\ \ \ \ library_dir = \"$LOCKINGLIBDIR\""</text:p>
            <text:p text:style-name="P1"><text:s text:c="8"/>fi</text:p>
            <text:p text:style-name="P1"><text:s text:c="4"/>fi</text:p>
            <text:p text:style-name="P1"/>
            <text:p text:style-name="P1"><text:s text:c="4"/>if [ -n "$LOCKINGLIB" ]; then</text:p>
            <text:p text:style-name="P1"><text:s text:c="8"/>if [ "$have_library" = "0" ]</text:p>
            <text:p text:style-name="P1"><text:s text:c="12"/>then</text:p>
            <text:p text:style-name="P1"><text:s text:c="12"/>SEDCMD="${SEDCMD}\ns/^[[:blank:]]*locking_library[[:blank:]]*=.*/\ \ \ \ locking_library = \"$LOCKINGLIB\"/g"</text:p>
            <text:p text:style-name="P1"><text:s text:c="8"/>else</text:p>
            <text:p text:style-name="P1"><text:s text:c="12"/>SEDCMD="${SEDCMD}\n/global[[:blank:]]*{/a\ \ \ \ locking_library = \"$LOCKINGLIB\""</text:p>
            <text:p text:style-name="P1"><text:s text:c="8"/>fi</text:p>
            <text:p text:style-name="P1"><text:s text:c="4"/>fi</text:p>
            <text:p text:style-name="P1"/>
            <text:p text:style-name="P1"><text:s text:c="4"/>echo -e $SEDCMD &gt; $SCRIPTFILE</text:p>
            <text:p text:style-name="P1"><text:s text:c="4"/>sed <text:s/>&lt;$CONFIGFILE &gt;$TMPFILE -f $SCRIPTFILE</text:p>
            <text:p text:style-name="P1"><text:s text:c="4"/>if [ $? != 0 ]</text:p>
            <text:p text:style-name="P1"><text:s text:c="4"/>then</text:p>
            <text:p text:style-name="P1"><text:tab/>echo "sed failed, $CONFIGFILE not updated"</text:p>
            <text:p text:style-name="P1"><text:tab/>exit 15</text:p>
            <text:p text:style-name="P1"><text:s text:c="4"/>fi</text:p>
            <text:p text:style-name="P1">fi</text:p>
            <text:p text:style-name="P1"/>
            <text:p text:style-name="P5"><text:soft-page-break/></text:p>
          </table:table-cell>
          <table:table-cell table:style-name="Tabla1.B8" office:value-type="string">
            <text:p text:style-name="P27"/>
            <text:p text:style-name="P29">Si no existe la sección global, crea una, verificando si la variable <text:span text:style-name="T19">$LOCKING_TYPE </text:span>no está inicializada, le asigna 1 (Cluster D<text:span text:style-name="T19">eshabilitado</text:span>).</text:p>
            <text:p text:style-name="P30"><text:soft-page-break/>En caso que <text:s/><text:span text:style-name="T19">$LOCKING_TYPE </text:span>contenga el valor de 3 o 2, modifica el archivo <text:span text:style-name="T19">$CONFIGFILE</text:span> <text:span text:style-name="T8">en un archivo temporal </text:span>agregando los valores correspondiente del <text:s/><text:span text:style-name="T7">locking_type </text:span>y <text:span text:style-name="T7">library_dir.</text:span></text:p>
            <text:p text:style-name="P30"/>
            <text:p text:style-name="P30">En caso que no pueda modificar el archivo <text:span text:style-name="T19">$CONFIGFILE</text:span>, sale con un error 14.</text:p>
            <text:p text:style-name="P30"/>
            <text:p text:style-name="P31">Si la cadena <text:s/><text:span text:style-name="T19">$LOCKINGLIB </text:span>no es vac<text:span text:style-name="T19">í</text:span>a, le agrega al archivo temporal la l<text:span text:style-name="T19">í</text:span>nea donde se encuentra la librer<text:span text:style-name="T19">í</text:span>a (<text:span text:style-name="T7">locking_library</text:span>).</text:p>
            <text:p text:style-name="P31"/>
            <text:p text:style-name="P31">Si encuentra un error, sale con error 16.</text:p>
            <text:p text:style-name="P31"/>
            <text:p text:style-name="P31">Le agrega el final de la sección la llave, al archivo temporal, luego verifica que no tenga error el guardado del archivo, caso contrario, sale con error 17.</text:p>
            <text:p text:style-name="P31"/>
            <text:p text:style-name="P31"/>
            <text:p text:style-name="P32">Si existe la sección global {, agrega o modifica según los par<text:span text:style-name="T20">á</text:span>metros asiganados.</text:p>
            <text:p text:style-name="P32"/>
            <text:p text:style-name="P32">Primero verifica que LOCKING_TYPE <text:span text:style-name="T9">no esta vacío, en tal caso verifica si existe la línea empieza a generar los comandos para <text:s/>realizar las modificaciones o agregar las líneas faltantes de las variables LOCKING_TYPE, LOCKINGLIBDIR y LOCKINGLIB. Todas son acumuladas en la variables SEDCMD.</text:span></text:p>
            <text:p text:style-name="P32"><text:soft-page-break/></text:p>
            <text:p text:style-name="P32"/>
            <text:p text:style-name="P37">Las cadenas acumuladas en SEDCMD también contienen código de ejecución del comando SED que serán utilizadas posteriormente para modificar cadenas de caracteres.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3">La variable SEDCMD <text:span text:style-name="T21">se</text:span> guarda en un archivo temporal, para ser utilizad<text:span text:style-name="T21">a</text:span> posteriormente.</text:p>
            <text:p text:style-name="P33"/>
            <text:p text:style-name="P33"/>
            <text:p text:style-name="P33"/>
            <text:p text:style-name="P33">Con sed, guarda en un nuevo archivo temporal el CONFIGFILE y ejecuta los comandos almacenados en el archivo guardado del SEDCMD.</text:p>
            <text:p text:style-name="P33"/>
            <text:p text:style-name="P33">Si no puede modificar el archivo, sale con error 15.</text:p>
            <text:p text:style-name="P33"/>
          </table:table-cell>
        </table:table-row>
        <table:table-row>
          <table:table-cell table:style-name="Tabla1.A2" office:value-type="string">
            <text:p text:style-name="P4"># Now we have a suitably editted config file in a temp place,</text:p>
            <text:p text:style-name="P4"># backup the original and copy our new one into place.</text:p>
            <text:p text:style-name="P4"/>
            <text:p text:style-name="P4">cp $CONFIGFILE $CONFIGFILE.lvmconfold</text:p>
            <text:p text:style-name="P4">if [ $? != 0 ]</text:p>
            <text:p text:style-name="P4"><text:s text:c="4"/>then</text:p>
            <text:p text:style-name="P4"><text:s text:c="4"/>echo "failed to backup old config file, $CONFIGFILE not updated"</text:p>
            <text:p text:style-name="P4"><text:s text:c="4"/>exit 2</text:p>
            <text:p text:style-name="P4">fi</text:p>
            <text:p text:style-name="P4"/>
            <text:p text:style-name="P4">cp $TMPFILE $CONFIGFILE</text:p>
            <text:p text:style-name="P4">if [ $? != 0 ]</text:p>
            <text:p text:style-name="P4"><text:s text:c="4"/>then</text:p>
            <text:p text:style-name="P4"><text:s text:c="4"/>echo "failed to copy new config file into place, check $CONFIGFILE is still OK"</text:p>
            <text:p text:style-name="P4"><text:s text:c="4"/>exit 3</text:p>
            <text:p text:style-name="P4">fi</text:p>
            <text:p text:style-name="P4"/>
            <text:p text:style-name="P7">rm -f $SCRIPTFILE $TMPFILE</text:p>
          </table:table-cell>
          <table:table-cell table:style-name="Tabla1.B8" office:value-type="string">
            <text:p text:style-name="P33">Realiza una copia de seguridad del archivo original, si tiene error sale con error 2</text:p>
            <text:p text:style-name="P33"/>
            <text:p text:style-name="P33">reemplaza el archivo CONFIGFILE con el nuevo generado por el scrip<text:span text:style-name="T21">t</text:span>. En ca<text:span text:style-name="T21">s</text:span>o de no poder sale con error 3</text:p>
            <text:p text:style-name="P33"/>
            <text:p text:style-name="P33">Posteriormente borra los archivos temporal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20:42:56.500481443</dc:date>
    <meta:editing-duration>PT2H37M2S</meta:editing-duration>
    <meta:editing-cycles>31</meta:editing-cycles>
    <meta:generator>LibreOffice/5.2.0.4$Linux_X86_64 LibreOffice_project/066b007f5ebcc236395c7d282ba488bca6720265</meta:generator>
    <dc:creator>chrisar </dc:creator>
    <meta:document-statistic meta:table-count="1" meta:image-count="0" meta:object-count="0" meta:page-count="9" meta:paragraph-count="296" meta:word-count="1935" meta:character-count="13090" meta:non-whitespace-character-count="10146"/>
  </office:meta>
</office:document-meta>
</file>